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text-properties officeooo:paragraph-rsid="000eddee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Heading_20_2">
      <style:text-properties fo:font-weight="normal" style:font-weight-asian="normal" style:font-weight-complex="normal"/>
    </style:style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T1" style:family="text">
      <style:text-properties officeooo:rsid="000edde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Assigment</text:span>:</text:h>
      <text:list text:style-name="L1">
        <text:list-item>
          <text:p text:style-name="P1">Write a program that: </text:p>
          <text:list>
            <text:list-item>
              <text:p text:style-name="P1">Takes a list of names </text:p>
            </text:list-item>
            <text:list-item>
              <text:p text:style-name="P1">Removes duplicates </text:p>
            </text:list-item>
            <text:list-item>
              <text:p text:style-name="P1">Sorts alphabetically </text:p>
            </text:list-item>
          </text:list>
        </text:list-item>
        <text:list-item>
          <text:p text:style-name="P2">What happens in this code? </text:p>
        </text:list-item>
      </text:list>
      <text:p text:style-name="P3"><text:span text:style-name="Source_20_Text"><text:span text:style-name="T1">Python Code :</text:span></text:span></text:p>
      <text:p text:style-name="P3"><text:span text:style-name="Source_20_Text"/></text:p>
      <text:p text:style-name="Preformatted_20_Text"><text:span text:style-name="Source_20_Text">L1 = ['sun']</text:span></text:p>
      <text:p text:style-name="Preformatted_20_Text"><text:span text:style-name="Source_20_Text">L2 = L1</text:span></text:p>
      <text:p text:style-name="Preformatted_20_Text"><text:span text:style-name="Source_20_Text">L1 = ['moon']</text:span></text:p>
      <text:p text:style-name="Preformatted_20_Text"><text:span text:style-name="Source_20_Text">print(L2)</text:span></text:p>
      <text:p text:style-name="P4"/>
      <text:p text:style-name="Horizontal_20_Line"/>
      <text:h text:style-name="P5" text:outline-level="2"><text:s text:c="7"/>3. <text:s/>Practice</text:h>
      <text:list text:style-name="L2">
        <text:list-item>
          <text:p text:style-name="P6">Create a list of 10 names. </text:p>
        </text:list-item>
        <text:list-item>
          <text:p text:style-name="P6">Remove duplicates. </text:p>
        </text:list-item>
        <text:list-item>
          <text:p text:style-name="P6">Sort alphabetically. </text:p>
        </text:list-item>
        <text:list-item>
          <text:p text:style-name="P7">Print the result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59:23.849538954</meta:creation-date>
    <dc:date>2025-06-24T15:05:51.349247788</dc:date>
    <meta:editing-duration>PT6M29S</meta:editing-duration>
    <meta:editing-cycles>1</meta:editing-cycles>
    <meta:document-statistic meta:table-count="0" meta:image-count="0" meta:object-count="0" meta:page-count="1" meta:paragraph-count="16" meta:word-count="56" meta:character-count="294" meta:non-whitespace-character-count="246"/>
    <meta:generator>LibreOffice/24.8.7.2$Linux_X86_64 LibreOffice_project/480$Build-2</meta:generator>
  </office:meta>
</office:document-meta>
</file>